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02.34mm"/>
    </style:style>
    <style:style style:name="co2" style:family="table-column">
      <style:table-column-properties fo:break-before="auto" style:column-width="50.46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208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isco_cep </text:p>
          </table:table-cell>
          <table:table-cell table:formula="of:=CONCATENATE(&quot;@&quot;;[.A1];&quot;@,&quot;)" office:value-type="string" office:string-value="@risco_cep @," calcext:value-type="string">
            <text:p>@risco_cep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Endereço completo com CEP do risco e da matriz.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1];&quot; = &quot;;[.C1];[.D1];[.E1])" office:value-type="string" office:string-value="risco_cep  = forms.CharField(label = “1) Endereço completo com CEP do risco e da matriz.“, widget=forms.TextInput(attrs={'size': '70'}))" calcext:value-type="string">
            <text:p>risco_cep <text:s/>= forms.CharField(label = “1) Endereço completo com CEP do risco e da matriz.“, widget=forms.TextInput(attrs={'size': '70'}))</text:p>
          </table:table-cell>
        </table:table-row>
        <table:table-row table:style-name="ro1">
          <table:table-cell office:value-type="string" calcext:value-type="string">
            <text:p>area_predios </text:p>
          </table:table-cell>
          <table:table-cell table:formula="of:=CONCATENATE(&quot;@&quot;;[.A2];&quot;@,&quot;)" office:value-type="string" office:string-value="@area_predios @," calcext:value-type="string">
            <text:p>@area_predios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Metragem quadrada construída de cada prédio.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2];&quot; = &quot;;[.C2];[.D2];[.E2])" office:value-type="string" office:string-value="area_predios  = forms.CharField(label = “2) Metragem quadrada construída de cada prédio.“, widget=forms.TextInput(attrs={'size': '70'}))" calcext:value-type="string">
            <text:p>area_predios <text:s/>= forms.CharField(label = “2) Metragem quadrada construída de cada prédio.“, widget=forms.TextInput(attrs={'size': '70'}))</text:p>
          </table:table-cell>
        </table:table-row>
        <table:table-row table:style-name="ro1">
          <table:table-cell office:value-type="string" calcext:value-type="string">
            <text:p>valor_estoque </text:p>
          </table:table-cell>
          <table:table-cell table:formula="of:=CONCATENATE(&quot;@&quot;;[.A3];&quot;@,&quot;)" office:value-type="string" office:string-value="@valor_estoque @," calcext:value-type="string">
            <text:p>@valor_estoque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Qual o valor de estoque? (acabado ou insumo por local).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3];&quot; = &quot;;[.C3];[.D3];[.E3])" office:value-type="string" office:string-value="valor_estoque  = forms.CharField(label = “3) Qual o valor de estoque? (acabado ou insumo por local).“, widget=forms.TextInput(attrs={'size': '70'}))" calcext:value-type="string">
            <text:p>valor_estoque <text:s/>= forms.CharField(label = “3) Qual o valor de estoque? (acabado ou insumo por local).“, widget=forms.TextInput(attrs={'size': '70'}))</text:p>
          </table:table-cell>
        </table:table-row>
        <table:table-row table:style-name="ro1">
          <table:table-cell office:value-type="string" calcext:value-type="string">
            <text:p>valor_maquinas </text:p>
          </table:table-cell>
          <table:table-cell table:formula="of:=CONCATENATE(&quot;@&quot;;[.A4];&quot;@,&quot;)" office:value-type="string" office:string-value="@valor_maquinas @," calcext:value-type="string">
            <text:p>@valor_maquinas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Qual o valor de máquinas, móveis e utensílios em cada prédio? (ou ao todo se não for possível).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4];&quot; = &quot;;[.C4];[.D4];[.E4])" office:value-type="string" office:string-value="valor_maquinas  = forms.CharField(label = “4) Qual o valor de máquinas, móveis e utensílios em cada prédio? (ou ao todo se não for possível).“, widget=forms.TextInput(attrs={'size': '70'}))" calcext:value-type="string">
            <text:p>valor_maquinas <text:s/>= forms.CharField(label = “4) Qual o valor de máquinas, móveis e utensílios em cada prédio? (ou ao todo se não for possível).“, widget=forms.TextInput(attrs={'size': '70'}))</text:p>
          </table:table-cell>
        </table:table-row>
        <table:table-row table:style-name="ro1">
          <table:table-cell office:value-type="string" calcext:value-type="string">
            <text:p>desc_vizinhanca </text:p>
          </table:table-cell>
          <table:table-cell table:formula="of:=CONCATENATE(&quot;@&quot;;[.A5];&quot;@,&quot;)" office:value-type="string" office:string-value="@desc_vizinhanca @," calcext:value-type="string">
            <text:p>@desc_vizinhanca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5) Qual a vizinhança? (favor detalhar as atividades, distancia, etc..)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5];&quot; = &quot;;[.C5];[.D5];[.E5])" office:value-type="string" office:string-value="desc_vizinhanca  = forms.CharField(label = “5) Qual a vizinhança? (favor detalhar as atividades, distancia, etc..)“, widget=forms.TextInput(attrs={'size': '70'}))" calcext:value-type="string">
            <text:p>desc_vizinhanca <text:s/>= forms.CharField(label = “5) Qual a vizinhança? (favor detalhar as atividades, distancia, etc..)“, widget=forms.TextInput(attrs={'size': '70'}))</text:p>
          </table:table-cell>
        </table:table-row>
        <table:table-row table:style-name="ro1">
          <table:table-cell office:value-type="string" calcext:value-type="string">
            <text:p>quant_extintores </text:p>
          </table:table-cell>
          <table:table-cell table:formula="of:=CONCATENATE(&quot;@&quot;;[.A6];&quot;@,&quot;)" office:value-type="string" office:string-value="@quant_extintores @," calcext:value-type="string">
            <text:p>@quant_extintores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6) Fotos Aéreas, Projetos, Alvarás, Licenças, etc.., (favor enviar em arquivo)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6];&quot; = &quot;;[.C6];[.D6];[.E6])" office:value-type="string" office:string-value="quant_extintores  = forms.CharField(label = “6) Fotos Aéreas, Projetos, Alvarás, Licenças, etc.., (favor enviar em arquivo)“, widget=forms.TextInput(attrs={'size': '70'}))" calcext:value-type="string">
            <text:p>quant_extintores <text:s/>= forms.CharField(label = “6) Fotos Aéreas, Projetos, Alvarás, Licenças, etc.., (favor enviar em arquivo)“, widget=forms.TextInput(attrs={'size': '70'}))</text:p>
          </table:table-cell>
        </table:table-row>
        <table:table-row table:style-name="ro1">
          <table:table-cell office:value-type="string" calcext:value-type="string">
            <text:p>desc_distrib_ext </text:p>
          </table:table-cell>
          <table:table-cell table:formula="of:=CONCATENATE(&quot;@&quot;;[.A7];&quot;@,&quot;)" office:value-type="string" office:string-value="@desc_distrib_ext @," calcext:value-type="string">
            <text:p>@desc_distrib_ext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Quantidade de extintores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7];&quot; = &quot;;[.C7];[.D7];[.E7])" office:value-type="string" office:string-value="desc_distrib_ext  = forms.CharField(label = “1) Quantidade de extintores?“, widget=forms.TextInput(attrs={'size': '70'}))" calcext:value-type="string">
            <text:p>desc_distrib_ext <text:s/>= forms.CharField(label = “1) Quantidade de extintores?“, widget=forms.TextInput(attrs={'size': '70'}))</text:p>
          </table:table-cell>
        </table:table-row>
        <table:table-row table:style-name="ro1">
          <table:table-cell office:value-type="string" calcext:value-type="string">
            <text:p>desc_hidrant </text:p>
          </table:table-cell>
          <table:table-cell table:formula="of:=CONCATENATE(&quot;@&quot;;[.A8];&quot;@,&quot;)" office:value-type="string" office:string-value="@desc_hidrant @," calcext:value-type="string">
            <text:p>@desc_hidrant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Como ficam distribuídos.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8];&quot; = &quot;;[.C8];[.D8];[.E8])" office:value-type="string" office:string-value="desc_hidrant  = forms.CharField(label = “2) Como ficam distribuídos.“, widget=forms.TextInput(attrs={'size': '70'}))" calcext:value-type="string">
            <text:p>desc_hidrant <text:s/>= forms.CharField(label = “2) Como ficam distribuídos.“, widget=forms.TextInput(attrs={'size': '70'}))</text:p>
          </table:table-cell>
        </table:table-row>
        <table:table-row table:style-name="ro1">
          <table:table-cell office:value-type="string" calcext:value-type="string">
            <text:p>cor_dutos </text:p>
          </table:table-cell>
          <table:table-cell table:formula="of:=CONCATENATE(&quot;@&quot;;[.A9];&quot;@,&quot;)" office:value-type="string" office:string-value="@cor_dutos @," calcext:value-type="string">
            <text:p>@cor_dutos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Possui hidrantes, como ficam distribuídos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9];&quot; = &quot;;[.C9];[.D9];[.E9])" office:value-type="string" office:string-value="cor_dutos  = forms.CharField(label = “3) Possui hidrantes, como ficam distribuídos?“, widget=forms.TextInput(attrs={'size': '70'}))" calcext:value-type="string">
            <text:p>cor_dutos <text:s/>= forms.CharField(label = “3) Possui hidrantes, como ficam distribuídos?“, widget=forms.TextInput(attrs={'size': '70'}))</text:p>
          </table:table-cell>
        </table:table-row>
        <table:table-row table:style-name="ro1">
          <table:table-cell office:value-type="string" calcext:value-type="string">
            <text:p>duto_ferro_aco </text:p>
          </table:table-cell>
          <table:table-cell table:formula="of:=CONCATENATE(&quot;@&quot;;[.A10];&quot;@,&quot;)" office:value-type="string" office:string-value="@duto_ferro_aco @," calcext:value-type="string">
            <text:p>@duto_ferro_aco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Os dutos são pintados de vermelho? Os dutos são de ferro ou aço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10];&quot; = &quot;;[.C10];[.D10];[.E10])" office:value-type="string" office:string-value="duto_ferro_aco  = forms.CharField(label = “4) Os dutos são pintados de vermelho? Os dutos são de ferro ou aço?“, widget=forms.TextInput(attrs={'size': '70'}))" calcext:value-type="string">
            <text:p>duto_ferro_aco <text:s/>= forms.CharField(label = “4) Os dutos são pintados de vermelho? Os dutos são de ferro ou aço?“, widget=forms.TextInput(attrs={'size': '70'}))</text:p>
          </table:table-cell>
        </table:table-row>
        <table:table-row table:style-name="ro1">
          <table:table-cell office:value-type="string" calcext:value-type="string">
            <text:p>quant_lt_reserv_incend </text:p>
          </table:table-cell>
          <table:table-cell table:formula="of:=CONCATENATE(&quot;@&quot;;[.A11];&quot;@,&quot;)" office:value-type="string" office:string-value="@quant_lt_reserv_incend @," calcext:value-type="string">
            <text:p>@quant_lt_reserv_incend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5) Qual a quantidade de água (litros) no reservatório de incêndio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11];&quot; = &quot;;[.C11];[.D11];[.E11])" office:value-type="string" office:string-value="quant_lt_reserv_incend  = forms.CharField(label = “5) Qual a quantidade de água (litros) no reservatório de incêndio?“, widget=forms.TextInput(attrs={'size': '70'}))" calcext:value-type="string">
            <text:p>quant_lt_reserv_incend <text:s/>= forms.CharField(label = “5) Qual a quantidade de água (litros) no reservatório de incêndio?“, widget=forms.TextInput(attrs={'size': '70'}))</text:p>
          </table:table-cell>
        </table:table-row>
        <table:table-row table:style-name="ro1">
          <table:table-cell office:value-type="string" calcext:value-type="string">
            <text:p>quant_agua_consum_local </text:p>
          </table:table-cell>
          <table:table-cell table:formula="of:=CONCATENATE(&quot;@&quot;;[.A12];&quot;@,&quot;)" office:value-type="string" office:string-value="@quant_agua_consum_local @," calcext:value-type="string">
            <text:p>@quant_agua_consum_local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6) Qual a quantidade de água para consumo do local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12];&quot; = &quot;;[.C12];[.D12];[.E12])" office:value-type="string" office:string-value="quant_agua_consum_local  = forms.CharField(label = “6) Qual a quantidade de água para consumo do local?“, widget=forms.TextInput(attrs={'size': '70'}))" calcext:value-type="string">
            <text:p>quant_agua_consum_local <text:s/>= forms.CharField(label = “6) Qual a quantidade de água para consumo do local?“, widget=forms.TextInput(attrs={'size': '70'}))</text:p>
          </table:table-cell>
        </table:table-row>
        <table:table-row table:style-name="ro1">
          <table:table-cell office:value-type="string" calcext:value-type="string">
            <text:p>para_raio_mod </text:p>
          </table:table-cell>
          <table:table-cell table:formula="of:=CONCATENATE(&quot;@&quot;;[.A13];&quot;@,&quot;)" office:value-type="string" office:string-value="@para_raio_mod @," calcext:value-type="string">
            <text:p>@para_raio_mod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7) A empresa possui sistema de para-raios instalado? Qual o modelo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13];&quot; = &quot;;[.C13];[.D13];[.E13])" office:value-type="string" office:string-value="para_raio_mod  = forms.CharField(label = “7) A empresa possui sistema de para-raios instalado? Qual o modelo?“, widget=forms.TextInput(attrs={'size': '70'}))" calcext:value-type="string">
            <text:p>para_raio_mod <text:s/>= forms.CharField(label = “7) A empresa possui sistema de para-raios instalado? Qual o modelo?“, widget=forms.TextInput(attrs={'size': '70'}))</text:p>
          </table:table-cell>
        </table:table-row>
        <table:table-row table:style-name="ro1">
          <table:table-cell office:value-type="string" calcext:value-type="string">
            <text:p>brigada_incendio </text:p>
          </table:table-cell>
          <table:table-cell table:formula="of:=CONCATENATE(&quot;@&quot;;[.A14];&quot;@,&quot;)" office:value-type="string" office:string-value="@brigada_incendio @," calcext:value-type="string">
            <text:p>@brigada_incendio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8) Tem brigada de incêndio? Quantos homens e quais seus recursos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14];&quot; = &quot;;[.C14];[.D14];[.E14])" office:value-type="string" office:string-value="brigada_incendio  = forms.CharField(label = “8) Tem brigada de incêndio? Quantos homens e quais seus recursos?“, widget=forms.TextInput(attrs={'size': '70'}))" calcext:value-type="string">
            <text:p>brigada_incendio <text:s/>= forms.CharField(label = “8) Tem brigada de incêndio? Quantos homens e quais seus recursos?“, widget=forms.TextInput(attrs={'size': '70'}))</text:p>
          </table:table-cell>
        </table:table-row>
        <table:table-row table:style-name="ro1">
          <table:table-cell office:value-type="string" calcext:value-type="string">
            <text:p>desc_material_protecao </text:p>
          </table:table-cell>
          <table:table-cell table:formula="of:=CONCATENATE(&quot;@&quot;;[.A15];&quot;@,&quot;)" office:value-type="string" office:string-value="@desc_material_protecao @," calcext:value-type="string">
            <text:p>@desc_material_protecao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9) Outro material protecional? Descreva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15];&quot; = &quot;;[.C15];[.D15];[.E15])" office:value-type="string" office:string-value="desc_material_protecao  = forms.CharField(label = “9) Outro material protecional? Descreva“, widget=forms.TextInput(attrs={'size': '70'}))" calcext:value-type="string">
            <text:p>desc_material_protecao <text:s/>= forms.CharField(label = “9) Outro material protecional? Descreva“, widget=forms.TextInput(attrs={'size': '70'}))</text:p>
          </table:table-cell>
        </table:table-row>
        <table:table-row table:style-name="ro1">
          <table:table-cell office:value-type="string" calcext:value-type="string">
            <text:p>dist_bombeiros </text:p>
          </table:table-cell>
          <table:table-cell table:formula="of:=CONCATENATE(&quot;@&quot;;[.A16];&quot;@,&quot;)" office:value-type="string" office:string-value="@dist_bombeiros @," calcext:value-type="string">
            <text:p>@dist_bombeiros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0) Qual a distância do Corpo de Bombeiro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16];&quot; = &quot;;[.C16];[.D16];[.E16])" office:value-type="string" office:string-value="dist_bombeiros  = forms.CharField(label = “10) Qual a distância do Corpo de Bombeiro?“, widget=forms.TextInput(attrs={'size': '70'}))" calcext:value-type="string">
            <text:p>dist_bombeiros <text:s/>= forms.CharField(label = “10) Qual a distância do Corpo de Bombeiro?“, widget=forms.TextInput(attrs={'size': '70'}))</text:p>
          </table:table-cell>
        </table:table-row>
        <table:table-row table:style-name="ro1">
          <table:table-cell office:value-type="string" calcext:value-type="string">
            <text:p>cameras_cftv </text:p>
          </table:table-cell>
          <table:table-cell table:formula="of:=CONCATENATE(&quot;@&quot;;[.A17];&quot;@,&quot;)" office:value-type="string" office:string-value="@cameras_cftv @," calcext:value-type="string">
            <text:p>@cameras_cftv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Possui câmeras de CFTV? Quantas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17];&quot; = &quot;;[.C17];[.D17];[.E17])" office:value-type="string" office:string-value="cameras_cftv  = forms.CharField(label = “1) Possui câmeras de CFTV? Quantas?“, widget=forms.TextInput(attrs={'size': '70'}))" calcext:value-type="string">
            <text:p>cameras_cftv <text:s/>= forms.CharField(label = “1) Possui câmeras de CFTV? Quantas?“, widget=forms.TextInput(attrs={'size': '70'}))</text:p>
          </table:table-cell>
        </table:table-row>
        <table:table-row table:style-name="ro1">
          <table:table-cell office:value-type="string" calcext:value-type="string">
            <text:p>onde_grava_img </text:p>
          </table:table-cell>
          <table:table-cell table:formula="of:=CONCATENATE(&quot;@&quot;;[.A18];&quot;@,&quot;)" office:value-type="string" office:string-value="@onde_grava_img @," calcext:value-type="string">
            <text:p>@onde_grava_img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Onde são gravadas as imagens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18];&quot; = &quot;;[.C18];[.D18];[.E18])" office:value-type="string" office:string-value="onde_grava_img  = forms.CharField(label = “2) Onde são gravadas as imagens?“, widget=forms.TextInput(attrs={'size': '70'}))" calcext:value-type="string">
            <text:p>onde_grava_img <text:s/>= forms.CharField(label = “2) Onde são gravadas as imagens?“, widget=forms.TextInput(attrs={'size': '70'}))</text:p>
          </table:table-cell>
        </table:table-row>
        <table:table-row table:style-name="ro1">
          <table:table-cell office:value-type="string" calcext:value-type="string">
            <text:p>vigilancia </text:p>
          </table:table-cell>
          <table:table-cell table:formula="of:=CONCATENATE(&quot;@&quot;;[.A19];&quot;@,&quot;)" office:value-type="string" office:string-value="@vigilancia @," calcext:value-type="string">
            <text:p>@vigilancia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Possui vigilância 24h? Quantos homens a cada turno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19];&quot; = &quot;;[.C19];[.D19];[.E19])" office:value-type="string" office:string-value="vigilancia  = forms.CharField(label = “3) Possui vigilância 24h? Quantos homens a cada turno?“, widget=forms.TextInput(attrs={'size': '70'}))" calcext:value-type="string">
            <text:p>vigilancia <text:s/>= forms.CharField(label = “3) Possui vigilância 24h? Quantos homens a cada turno?“, widget=forms.TextInput(attrs={'size': '70'}))</text:p>
          </table:table-cell>
        </table:table-row>
        <table:table-row table:style-name="ro1">
          <table:table-cell office:value-type="string" calcext:value-type="string">
            <text:p>empr_ext_monit </text:p>
          </table:table-cell>
          <table:table-cell table:formula="of:=CONCATENATE(&quot;@&quot;;[.A20];&quot;@,&quot;)" office:value-type="string" office:string-value="@empr_ext_monit @," calcext:value-type="string">
            <text:p>@empr_ext_monit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Tem empresa externa de monitoramento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20];&quot; = &quot;;[.C20];[.D20];[.E20])" office:value-type="string" office:string-value="empr_ext_monit  = forms.CharField(label = “4) Tem empresa externa de monitoramento?“, widget=forms.TextInput(attrs={'size': '70'}))" calcext:value-type="string">
            <text:p>empr_ext_monit <text:s/>= forms.CharField(label = “4) Tem empresa externa de monitoramento?“, widget=forms.TextInput(attrs={'size': '70'}))</text:p>
          </table:table-cell>
        </table:table-row>
        <table:table-row table:style-name="ro1">
          <table:table-cell office:value-type="string" calcext:value-type="string">
            <text:p>aluguel_predio </text:p>
          </table:table-cell>
          <table:table-cell table:formula="of:=CONCATENATE(&quot;@&quot;;[.A21];&quot;@,&quot;)" office:value-type="string" office:string-value="@aluguel_predio @," calcext:value-type="string">
            <text:p>@aluguel_predio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Há aluguel de alguma parte ou prédio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21];&quot; = &quot;;[.C21];[.D21];[.E21])" office:value-type="string" office:string-value="aluguel_predio  = forms.CharField(label = “1) Há aluguel de alguma parte ou prédio?“, widget=forms.TextInput(attrs={'size': '70'}))" calcext:value-type="string">
            <text:p>aluguel_predio <text:s/>= forms.CharField(label = “1) Há aluguel de alguma parte ou prédio?“, widget=forms.TextInput(attrs={'size': '70'}))</text:p>
          </table:table-cell>
        </table:table-row>
        <table:table-row table:style-name="ro1">
          <table:table-cell office:value-type="string" calcext:value-type="string">
            <text:p>valor_aluguel </text:p>
          </table:table-cell>
          <table:table-cell table:formula="of:=CONCATENATE(&quot;@&quot;;[.A22];&quot;@,&quot;)" office:value-type="string" office:string-value="@valor_aluguel @," calcext:value-type="string">
            <text:p>@valor_aluguel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Qual valor do aluguel mensal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22];&quot; = &quot;;[.C22];[.D22];[.E22])" office:value-type="string" office:string-value="valor_aluguel  = forms.CharField(label = “2) Qual valor do aluguel mensal?“, widget=forms.TextInput(attrs={'size': '70'}))" calcext:value-type="string">
            <text:p>valor_aluguel <text:s/>= forms.CharField(label = “2) Qual valor do aluguel mensal?“, widget=forms.TextInput(attrs={'size': '70'}))</text:p>
          </table:table-cell>
        </table:table-row>
        <table:table-row table:style-name="ro1">
          <table:table-cell office:value-type="string" calcext:value-type="string">
            <text:p>somatorio_desp_fixa </text:p>
          </table:table-cell>
          <table:table-cell table:formula="of:=CONCATENATE(&quot;@&quot;;[.A23];&quot;@,&quot;)" office:value-type="string" office:string-value="@somatorio_desp_fixa @," calcext:value-type="string">
            <text:p>@somatorio_desp_fixa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Qual o somatório das despesas fixas? (folha, alugueis, contratos de manutenção e serviços gerais, etc.) MENSAL.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23];&quot; = &quot;;[.C23];[.D23];[.E23])" office:value-type="string" office:string-value="somatorio_desp_fixa  = forms.CharField(label = “3) Qual o somatório das despesas fixas? (folha, alugueis, contratos de manutenção e serviços gerais, etc.) MENSAL.“, widget=forms.TextInput(attrs={'size': '70'}))" calcext:value-type="string">
            <text:p>somatorio_desp_fixa <text:s/>= forms.CharField(label = “3) Qual o somatório das despesas fixas? (folha, alugueis, contratos de manutenção e serviços gerais, etc.) MENSAL.“, widget=forms.TextInput(attrs={'size': '70'}))</text:p>
          </table:table-cell>
        </table:table-row>
        <table:table-row table:style-name="ro1">
          <table:table-cell office:value-type="string" calcext:value-type="string">
            <text:p>faturamento_mensal </text:p>
          </table:table-cell>
          <table:table-cell table:formula="of:=CONCATENATE(&quot;@&quot;;[.A24];&quot;@,&quot;)" office:value-type="string" office:string-value="@faturamento_mensal @," calcext:value-type="string">
            <text:p>@faturamento_mensal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Qual o faturamento mensal dos últimos 12 meses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24];&quot; = &quot;;[.C24];[.D24];[.E24])" office:value-type="string" office:string-value="faturamento_mensal  = forms.CharField(label = “4) Qual o faturamento mensal dos últimos 12 meses?“, widget=forms.TextInput(attrs={'size': '70'}))" calcext:value-type="string">
            <text:p>faturamento_mensal <text:s/>= forms.CharField(label = “4) Qual o faturamento mensal dos últimos 12 meses?“, widget=forms.TextInput(attrs={'size': '70'}))</text:p>
          </table:table-cell>
        </table:table-row>
        <table:table-row table:style-name="ro1">
          <table:table-cell office:value-type="string" calcext:value-type="string">
            <text:p>carga_luz_rua_emp </text:p>
          </table:table-cell>
          <table:table-cell table:formula="of:=CONCATENATE(&quot;@&quot;;[.A25];&quot;@,&quot;)" office:value-type="string" office:string-value="@carga_luz_rua_emp @," calcext:value-type="string">
            <text:p>@carga_luz_rua_emp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Qual a carga de luz que entra da rua na empresa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25];&quot; = &quot;;[.C25];[.D25];[.E25])" office:value-type="string" office:string-value="carga_luz_rua_emp  = forms.CharField(label = “1) Qual a carga de luz que entra da rua na empresa?“, widget=forms.TextInput(attrs={'size': '70'}))" calcext:value-type="string">
            <text:p>carga_luz_rua_emp <text:s/>= forms.CharField(label = “1) Qual a carga de luz que entra da rua na empresa?“, widget=forms.TextInput(attrs={'size': '70'}))</text:p>
          </table:table-cell>
        </table:table-row>
        <table:table-row table:style-name="ro1">
          <table:table-cell office:value-type="string" calcext:value-type="string">
            <text:p>quant_transformadores </text:p>
          </table:table-cell>
          <table:table-cell table:formula="of:=CONCATENATE(&quot;@&quot;;[.A26];&quot;@,&quot;)" office:value-type="string" office:string-value="@quant_transformadores @," calcext:value-type="string">
            <text:p>@quant_transformadores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Quantos transformadores existem? Onde ficam? 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26];&quot; = &quot;;[.C26];[.D26];[.E26])" office:value-type="string" office:string-value="quant_transformadores  = forms.CharField(label = “2) Quantos transformadores existem? Onde ficam? “, widget=forms.TextInput(attrs={'size': '70'}))" calcext:value-type="string">
            <text:p>quant_transformadores <text:s/>= forms.CharField(label = “2) Quantos transformadores existem? Onde ficam? “, widget=forms.TextInput(attrs={'size': '70'}))</text:p>
          </table:table-cell>
        </table:table-row>
        <table:table-row table:style-name="ro1">
          <table:table-cell office:value-type="string" calcext:value-type="string">
            <text:p>transf_carga_dist </text:p>
          </table:table-cell>
          <table:table-cell table:formula="of:=CONCATENATE(&quot;@&quot;;[.A27];&quot;@,&quot;)" office:value-type="string" office:string-value="@transf_carga_dist @," calcext:value-type="string">
            <text:p>@transf_carga_dist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Os transformadores reduzem a energia de qual carga (rua) para quantos volts?  Qual a distribuição interna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27];&quot; = &quot;;[.C27];[.D27];[.E27])" office:value-type="string" office:string-value="transf_carga_dist  = forms.CharField(label = “3) Os transformadores reduzem a energia de qual carga (rua) para quantos volts?  Qual a distribuição interna?“, widget=forms.TextInput(attrs={'size': '70'}))" calcext:value-type="string">
            <text:p>transf_carga_dist <text:s/>= forms.CharField(label = “3) Os transformadores reduzem a energia de qual carga (rua) para quantos volts?  Qual a distribuição interna?“, widget=forms.TextInput(attrs={'size': '70'}))</text:p>
          </table:table-cell>
        </table:table-row>
        <table:table-row table:style-name="ro1">
          <table:table-cell office:value-type="string" calcext:value-type="string">
            <text:p>desc_geradores </text:p>
          </table:table-cell>
          <table:table-cell table:formula="of:=CONCATENATE(&quot;@&quot;;[.A28];&quot;@,&quot;)" office:value-type="string" office:string-value="@desc_geradores @," calcext:value-type="string">
            <text:p>@desc_geradores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Há geradores? Quantos e qual a capacidade? Funcionam a diesel? Quantos litros? Como armazenamo diesel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28];&quot; = &quot;;[.C28];[.D28];[.E28])" office:value-type="string" office:string-value="desc_geradores  = forms.CharField(label = “4) Há geradores? Quantos e qual a capacidade? Funcionam a diesel? Quantos litros? Como armazenamo diesel?“, widget=forms.TextInput(attrs={'size': '70'}))" calcext:value-type="string">
            <text:p>desc_geradores <text:s/>= forms.CharField(label = “4) Há geradores? Quantos e qual a capacidade? Funcionam a diesel? Quantos litros? Como armazenamo diesel?“, widget=forms.TextInput(attrs={'size': '70'}))</text:p>
          </table:table-cell>
        </table:table-row>
        <table:table-row table:style-name="ro1">
          <table:table-cell office:value-type="string" calcext:value-type="string">
            <text:p>desc_inst_eletrica </text:p>
          </table:table-cell>
          <table:table-cell table:formula="of:=CONCATENATE(&quot;@&quot;;[.A29];&quot;@,&quot;)" office:value-type="string" office:string-value="@desc_inst_eletrica @," calcext:value-type="string">
            <text:p>@desc_inst_eletrica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5) Toda a parte elétrica é isolada? Os fios ficam organizados, separados e  em dutos especiais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29];&quot; = &quot;;[.C29];[.D29];[.E29])" office:value-type="string" office:string-value="desc_inst_eletrica  = forms.CharField(label = “5) Toda a parte elétrica é isolada? Os fios ficam organizados, separados e  em dutos especiais?“, widget=forms.TextInput(attrs={'size': '70'}))" calcext:value-type="string">
            <text:p>desc_inst_eletrica <text:s/>= forms.CharField(label = “5) Toda a parte elétrica é isolada? Os fios ficam organizados, separados e  em dutos especiais?“, widget=forms.TextInput(attrs={'size': '70'}))</text:p>
          </table:table-cell>
        </table:table-row>
        <table:table-row table:style-name="ro1">
          <table:table-cell office:value-type="string" calcext:value-type="string">
            <text:p>manutencao </text:p>
          </table:table-cell>
          <table:table-cell table:formula="of:=CONCATENATE(&quot;@&quot;;[.A30];&quot;@,&quot;)" office:value-type="string" office:string-value="@manutencao @," calcext:value-type="string">
            <text:p>@manutencao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6) Qual a manutenção (interna, externa e periodicidade)? Quem faz?  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30];&quot; = &quot;;[.C30];[.D30];[.E30])" office:value-type="string" office:string-value="manutencao  = forms.CharField(label = “6) Qual a manutenção (interna, externa e periodicidade)? Quem faz?  “, widget=forms.TextInput(attrs={'size': '70'}))" calcext:value-type="string">
            <text:p>manutencao <text:s/>= forms.CharField(label = “6) Qual a manutenção (interna, externa e periodicidade)? Quem faz?  “, widget=forms.TextInput(attrs={'size': '70'}))</text:p>
          </table:table-cell>
        </table:table-row>
        <table:table-row table:style-name="ro1">
          <table:table-cell office:value-type="string" calcext:value-type="string">
            <text:p>padrao_quadro_luz </text:p>
          </table:table-cell>
          <table:table-cell table:formula="of:=CONCATENATE(&quot;@&quot;;[.A31];&quot;@,&quot;)" office:value-type="string" office:string-value="@padrao_quadro_luz @," calcext:value-type="string">
            <text:p>@padrao_quadro_luz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7) O quadro de luz é no padrão ABNT (Fundo de Aço, limpo, organizado)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31];&quot; = &quot;;[.C31];[.D31];[.E31])" office:value-type="string" office:string-value="padrao_quadro_luz  = forms.CharField(label = “7) O quadro de luz é no padrão ABNT (Fundo de Aço, limpo, organizado)?“, widget=forms.TextInput(attrs={'size': '70'}))" calcext:value-type="string">
            <text:p>padrao_quadro_luz <text:s/>= forms.CharField(label = “7) O quadro de luz é no padrão ABNT (Fundo de Aço, limpo, organizado)?“, widget=forms.TextInput(attrs={'size': '70'}))</text:p>
          </table:table-cell>
        </table:table-row>
        <table:table-row table:style-name="ro1">
          <table:table-cell office:value-type="string" calcext:value-type="string">
            <text:p>data_fund_emp </text:p>
          </table:table-cell>
          <table:table-cell table:formula="of:=CONCATENATE(&quot;@&quot;;[.A32];&quot;@,&quot;)" office:value-type="string" office:string-value="@data_fund_emp @," calcext:value-type="string">
            <text:p>@data_fund_emp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Qual a data de fundação da empresa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32];&quot; = &quot;;[.C32];[.D32];[.E32])" office:value-type="string" office:string-value="data_fund_emp  = forms.CharField(label = “1) Qual a data de fundação da empresa?“, widget=forms.TextInput(attrs={'size': '70'}))" calcext:value-type="string">
            <text:p>data_fund_emp <text:s/>= forms.CharField(label = “1) Qual a data de fundação da empresa?“, widget=forms.TextInput(attrs={'size': '70'}))</text:p>
          </table:table-cell>
        </table:table-row>
        <table:table-row table:style-name="ro1">
          <table:table-cell office:value-type="string" calcext:value-type="string">
            <text:p>atividade_princ_cliente </text:p>
          </table:table-cell>
          <table:table-cell table:formula="of:=CONCATENATE(&quot;@&quot;;[.A33];&quot;@,&quot;)" office:value-type="string" office:string-value="@atividade_princ_cliente @," calcext:value-type="string">
            <text:p>@atividade_princ_cliente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Suas atividades e principais clientes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33];&quot; = &quot;;[.C33];[.D33];[.E33])" office:value-type="string" office:string-value="atividade_princ_cliente  = forms.CharField(label = “2) Suas atividades e principais clientes?“, widget=forms.TextInput(attrs={'size': '70'}))" calcext:value-type="string">
            <text:p>atividade_princ_cliente <text:s/>= forms.CharField(label = “2) Suas atividades e principais clientes?“, widget=forms.TextInput(attrs={'size': '70'}))</text:p>
          </table:table-cell>
        </table:table-row>
        <table:table-row table:style-name="ro1">
          <table:table-cell office:value-type="string" calcext:value-type="string">
            <text:p>historico_acidente </text:p>
          </table:table-cell>
          <table:table-cell table:formula="of:=CONCATENATE(&quot;@&quot;;[.A34];&quot;@,&quot;)" office:value-type="string" office:string-value="@historico_acidente @," calcext:value-type="string">
            <text:p>@historico_acidente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Qual a história de acidentes? Qual valor de prejuízo de cada um destes acidentes? O que foi feito para evitar novos acidentes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34];&quot; = &quot;;[.C34];[.D34];[.E34])" office:value-type="string" office:string-value="historico_acidente  = forms.CharField(label = “3) Qual a história de acidentes? Qual valor de prejuízo de cada um destes acidentes? O que foi feito para evitar novos acidentes?“, widget=forms.TextInput(attrs={'size': '70'}))" calcext:value-type="string">
            <text:p>historico_acidente <text:s/>= forms.CharField(label = “3) Qual a história de acidentes? Qual valor de prejuízo de cada um destes acidentes? O que foi feito para evitar novos acidentes?“, widget=forms.TextInput(attrs={'size': '70'}))</text:p>
          </table:table-cell>
        </table:table-row>
        <table:table-row table:style-name="ro1">
          <table:table-cell office:value-type="string" calcext:value-type="string">
            <text:p>cob_ultimo_seguro </text:p>
          </table:table-cell>
          <table:table-cell table:formula="of:=CONCATENATE(&quot;@&quot;;[.A35];&quot;@,&quot;)" office:value-type="string" office:string-value="@cob_ultimo_seguro @," calcext:value-type="string">
            <text:p>@cob_ultimo_seguro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Qual o valor e coberturas do último seguro (mandar cópia da apólice se for possível)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35];&quot; = &quot;;[.C35];[.D35];[.E35])" office:value-type="string" office:string-value="cob_ultimo_seguro  = forms.CharField(label = “4) Qual o valor e coberturas do último seguro (mandar cópia da apólice se for possível)?“, widget=forms.TextInput(attrs={'size': '70'}))" calcext:value-type="string">
            <text:p>cob_ultimo_seguro <text:s/>= forms.CharField(label = “4) Qual o valor e coberturas do último seguro (mandar cópia da apólice se for possível)?“, widget=forms.TextInput(attrs={'size': '70'}))</text:p>
          </table:table-cell>
        </table:table-row>
        <table:table-row table:style-name="ro1">
          <table:table-cell office:value-type="string" calcext:value-type="string">
            <text:p>seguro_negado </text:p>
          </table:table-cell>
          <table:table-cell table:formula="of:=CONCATENATE(&quot;@&quot;;[.A36];&quot;@,&quot;)" office:value-type="string" office:string-value="@seguro_negado @," calcext:value-type="string">
            <text:p>@seguro_negado @,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5) Já teve alguma proposta de seguro negada, ou participou de algum processo de cotação nos últimos 06 meses?</text:p>
          </table:table-cell>
          <table:table-cell office:value-type="string" calcext:value-type="string">
            <text:p>“, widget=forms.TextInput(attrs={'size': '70'}))</text:p>
          </table:table-cell>
          <table:table-cell table:formula="of:=CONCATENATE([.A36];&quot; = &quot;;[.C36];[.D36];[.E36])" office:value-type="string" office:string-value="seguro_negado  = forms.CharField(label = “5) Já teve alguma proposta de seguro negada, ou participou de algum processo de cotação nos últimos 06 meses?“, widget=forms.TextInput(attrs={'size': '70'}))" calcext:value-type="string">
            <text:p>seguro_negado <text:s/>= forms.CharField(label = “5) Já teve alguma proposta de seguro negada, ou participou de algum processo de cotação nos últimos 06 meses?“, widget=forms.TextInput(attrs={'size': '70'}))</text:p>
          </table:table-cell>
        </table:table-row>
      </table:table>
      <table:table table:name="Planilha2" table:style-name="ta1"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tttt</text:p>
          </table:table-cell>
        </table:table-row>
        <table:table-row table:style-name="ro1">
          <table:table-cell/>
          <table:table-cell office:value-type="string" calcext:value-type="string">
            <text:p>1) Endereço completo com CEP do risco e da matriz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2) Metragem quadrada construída de cada prédio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3) Qual o valor de estoque? (acabado ou insumo por local)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4) Qual o valor de máquinas, móveis e utensílios em cada prédio? (ou ao todo se não for possível)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5) Qual a vizinhança? (favor detalhar as atividades, distancia, etc..)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6) Fotos Aéreas, Projetos, Alvarás, Licenças, etc.., (favor enviar em arquivo)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1) Quantidade de extintore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2) Como ficam distribuídos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3) Possui hidrantes, como ficam distribuído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4) Os dutos são pintados de vermelho? Os dutos são de ferro ou aço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5) Qual a quantidade de água (litros) no reservatório de incêndio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6) Qual a quantidade de água para consumo do local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7) A empresa possui sistema de para-raios instalado? Qual o modelo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8) Tem brigada de incêndio? Quantos homens e quais seus recurso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9) Outro material protecional? Descrev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10) Qual a distância do Corpo de Bombeiro?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1) Possui câmeras de CFTV? Quanta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2) Onde são gravadas as imagen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3) Possui vigilância 24h? Quantos homens a cada turno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4) Tem empresa externa de monitoramento?</text:p>
          </table:table-cell>
        </table:table-row>
        <table:table-row table:style-name="ro1" table:visibility="filter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1) Há aluguel de alguma parte ou prédio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2) Qual valor do aluguel mensal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3) Qual o somatório das despesas fixas? (folha, alugueis, contratos de manutenção e serviços gerais, etc.) MENSAL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4) Qual o faturamento mensal dos últimos 12 meses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Módulo 5: Elétrica (Fotos)</text:p>
          </table:table-cell>
        </table:table-row>
        <table:table-row table:style-name="ro1">
          <table:table-cell/>
          <table:table-cell office:value-type="string" calcext:value-type="string">
            <text:p>1) Qual a carga de luz que entra da rua na empresa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2) Quantos transformadores existem? Onde ficam? 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3) Os transformadores reduzem a energia de qual carga (rua) para quantos volts?  Qual a distribuição interna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4) Há geradores? Quantos e qual a capacidade? Funcionam a diesel? Quantos litros? Como armazenamo diesel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5) Toda a parte elétrica é isolada? Os fios ficam organizados, separados e  em dutos especiais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6) Qual a manutenção (interna, externa e periodicidade)? Quem faz?  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7) O quadro de luz é no padrão ABNT (Fundo de Aço, limpo, organizado)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1) Qual a data de fundação da empresa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2) Suas atividades e principais clientes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3) Qual a história de acidentes? Qual valor de prejuízo de cada um destes acidentes? O que foi feito para evitar novos acidente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4) Qual o valor e coberturas do último seguro (mandar cópia da apólice se for possível)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5) Já teve alguma proposta de seguro negada, ou participou de algum processo de cotação nos últimos 06 meses?</text:p>
          </table:table-cell>
        </table:table-row>
        <table:table-row table:style-name="ro1" table:visibility="filter" table:number-rows-repeated="1048488">
          <table:table-cell table:number-columns-repeated="2"/>
        </table:table-row>
        <table:table-row table:style-name="ro1" table:visibility="filter">
          <table:table-cell table:number-columns-repeated="2"/>
        </table:table-row>
      </table:table>
      <table:named-expressions/>
      <table:database-ranges>
        <table:database-range table:name="__Anonymous_Sheet_DB__1" table:target-range-address="Planilha2.B1:Planilha2.B1048576" table:display-filter-buttons="true">
          <table:filter>
            <table:filter-and>
              <table:filter-condition table:field-number="0" table:value="1) Endereço completo com CEP do risco e da matriz." table:operator="=">
                <table:filter-set-item table:value="1) Endereço completo com CEP do risco e da matriz."/>
                <table:filter-set-item table:value="1) Há aluguel de alguma parte ou prédio?"/>
                <table:filter-set-item table:value="1) Possui câmeras de CFTV? Quantas?"/>
                <table:filter-set-item table:value="1) Qual a carga de luz que entra da rua na empresa?"/>
                <table:filter-set-item table:value="1) Qual a data de fundação da empresa?"/>
                <table:filter-set-item table:value="1) Quantidade de extintores?"/>
                <table:filter-set-item table:value="10) Qual a distância do Corpo de Bombeiro?"/>
                <table:filter-set-item table:value="2) Como ficam distribuídos."/>
                <table:filter-set-item table:value="2) Metragem quadrada construída de cada prédio."/>
                <table:filter-set-item table:value="2) Onde são gravadas as imagens?"/>
                <table:filter-set-item table:value="2) Qual valor do aluguel mensal?"/>
                <table:filter-set-item table:value="2) Quantos transformadores existem? Onde ficam? "/>
                <table:filter-set-item table:value="2) Suas atividades e principais clientes?"/>
                <table:filter-set-item table:value="3) Os transformadores reduzem a energia de qual carga (rua) para quantos volts?  Qual a distribuição interna?"/>
                <table:filter-set-item table:value="3) Possui hidrantes, como ficam distribuídos?"/>
                <table:filter-set-item table:value="3) Possui vigilância 24h? Quantos homens a cada turno?"/>
                <table:filter-set-item table:value="3) Qual a história de acidentes? Qual valor de prejuízo de cada um destes acidentes? O que foi feito para evitar novos acidentes?"/>
                <table:filter-set-item table:value="3) Qual o somatório das despesas fixas? (folha, alugueis, contratos de manutenção e serviços gerais, etc.) MENSAL."/>
                <table:filter-set-item table:value="3) Qual o valor de estoque? (acabado ou insumo por local)."/>
                <table:filter-set-item table:value="4) Há geradores? Quantos e qual a capacidade? Funcionam a diesel? Quantos litros? Como armazenamo diesel?"/>
                <table:filter-set-item table:value="4) Os dutos são pintados de vermelho? Os dutos são de ferro ou aço?"/>
                <table:filter-set-item table:value="4) Qual o faturamento mensal dos últimos 12 meses?"/>
                <table:filter-set-item table:value="4) Qual o valor de máquinas, móveis e utensílios em cada prédio? (ou ao todo se não for possível)."/>
                <table:filter-set-item table:value="4) Qual o valor e coberturas do último seguro (mandar cópia da apólice se for possível)?"/>
                <table:filter-set-item table:value="4) Tem empresa externa de monitoramento?"/>
                <table:filter-set-item table:value="5) Já teve alguma proposta de seguro negada, ou participou de algum processo de cotação nos últimos 06 meses?"/>
                <table:filter-set-item table:value="5) Qual a quantidade de água (litros) no reservatório de incêndio?"/>
                <table:filter-set-item table:value="5) Qual a vizinhança? (favor detalhar as atividades, distancia, etc..)"/>
                <table:filter-set-item table:value="5) Toda a parte elétrica é isolada? Os fios ficam organizados, separados e  em dutos especiais?"/>
                <table:filter-set-item table:value="6) Fotos Aéreas, Projetos, Alvarás, Licenças, etc.., (favor enviar em arquivo)"/>
                <table:filter-set-item table:value="6) Qual a manutenção (interna, externa e periodicidade)? Quem faz?  "/>
                <table:filter-set-item table:value="6) Qual a quantidade de água para consumo do local?"/>
                <table:filter-set-item table:value="7) A empresa possui sistema de para-raios instalado? Qual o modelo?"/>
                <table:filter-set-item table:value="7) O quadro de luz é no padrão ABNT (Fundo de Aço, limpo, organizado)?"/>
                <table:filter-set-item table:value="8) Tem brigada de incêndio? Quantos homens e quais seus recursos?"/>
                <table:filter-set-item table:value="9) Outro material protecional? Descreva"/>
                <table:filter-set-item table:value="Módulo 5: Elétrica (Fotos)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13:05:26.3761587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1:39:08.830218801</meta:creation-date>
    <dc:date>2017-11-23T13:11:09.791593795</dc:date>
    <meta:editing-duration>PT53M48S</meta:editing-duration>
    <meta:editing-cycles>3</meta:editing-cycles>
    <meta:generator>LibreOffice/5.4.1.2$Linux_X86_64 LibreOffice_project/40m0$Build-2</meta:generator>
    <meta:document-statistic meta:table-count="2" meta:cell-count="269" meta:object-count="0"/>
  </office:meta>
</office:document-meta>
</file>